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e37c" officeooo:paragraph-rsid="0014e37c"/>
    </style:style>
    <style:style style:name="P2" style:family="paragraph" style:parent-style-name="Standard">
      <style:text-properties officeooo:rsid="0014e67c" officeooo:paragraph-rsid="0014e67c"/>
    </style:style>
    <style:style style:name="P3" style:family="paragraph" style:parent-style-name="Standard">
      <style:text-properties officeooo:rsid="00159158" officeooo:paragraph-rsid="001591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www.youtube.com/watch?v=l7o9H31lI0Q" text:style-name="Internet_20_link" text:visited-style-name="Visited_20_Internet_20_Link">https://www.youtube.com/watch?v=l7o9H31lI0Q</text:a></text:p>
      <text:p text:style-name="P1">smart terrain</text:p>
      <text:p text:style-name="P2"><text:a xlink:type="simple" xlink:href="http://www.marcofolio.net/other/virtual_buttons_in_augmented_reality_with_vuforia.html" text:style-name="Internet_20_link" text:visited-style-name="Visited_20_Internet_20_Link">http://www.marcofolio.net/other/virtual_buttons_in_augmented_reality_with_vuforia.html</text:a></text:p>
      <text:p text:style-name="P3"><text:a xlink:type="simple" xlink:href="http://www.libspark.org/wiki/dotfla2" text:style-name="Internet_20_link" text:visited-style-name="Visited_20_Internet_20_Link">http://www.libspark.org/wiki/dotfla2</text:a></text:p>
      <text:p text:style-name="P3">rainbow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2M51S</meta:editing-duration>
    <meta:editing-cycles>5</meta:editing-cycles>
    <meta:generator>LibreOffice/5.0.2.2$Windows_x86 LibreOffice_project/37b43f919e4de5eeaca9b9755ed688758a8251fe</meta:generator>
    <dc:date>2015-12-07T15:39:43.085000000</dc:date>
    <meta:document-statistic meta:table-count="0" meta:image-count="0" meta:object-count="0" meta:page-count="1" meta:paragraph-count="5" meta:word-count="6" meta:character-count="186" meta:non-whitespace-character-count="185"/>
    <meta:user-defined meta:name="Info 1"/>
    <meta:user-defined meta:name="Info 2"/>
    <meta:user-defined meta:name="Info 3"/>
    <meta:user-defined meta:name="Info 4"/>
  </office:meta>
</office:document-meta>
</file>